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925cm" fo:min-width="8.073cm" fo:padding-top="0.142cm" fo:padding-bottom="0.142cm" fo:padding-left="0.267cm" fo:padding-right="0.267cm" loext:decorative="false"/>
      <style:paragraph-properties style:writing-mode="lr-tb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1.995cm" fo:min-width="1.971cm" fo:padding-top="0.142cm" fo:padding-bottom="0.142cm" fo:padding-left="0.267cm" fo:padding-right="0.267cm" loext:decorative="false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1.961cm" fo:min-width="1.937cm" fo:padding-top="0.142cm" fo:padding-bottom="0.142cm" fo:padding-left="0.267cm" fo:padding-right="0.267cm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8" style:family="graphic" style:parent-style-name="standard">
      <style:graphic-properties svg:stroke-color="#ffffff" svg:stroke-opacity="0%" draw:fill-color="#ffffff" draw:opacity="0%" draw:opacity-name="" draw:textarea-horizontal-align="justify" draw:textarea-vertical-align="middle" draw:auto-grow-height="false" fo:min-height="1.973cm" fo:min-width="8.70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ffffff" draw:opacity="0%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573cm" svg:height="3.175cm" svg:x="6.397cm" svg:y="16.24cm">
          <text:p text:style-name="P1">Deno HTTP-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493cm" svg:height="3.175cm" svg:x="1.317cm" svg:y="8.302cm">
          <text:p text:style-name="P1">Mess-ESP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493cm" svg:height="3.175cm" svg:x="6.08cm" svg:y="8.302cm">
          <text:p text:style-name="P3">Mess-ESP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493cm" svg:height="3.175cm" svg:x="10.842cm" svg:y="8.302cm">
          <text:p text:style-name="P3">Mess-ESP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493cm" svg:height="3.175cm" svg:x="15.604cm" svg:y="8.302cm">
          <text:p text:style-name="P3">Mess-ESP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3.222cm" svg:y1="11.477cm" svg:x2="8.62cm" svg:y2="16.24cm">
          <text:p/>
        </draw:line>
        <draw:line draw:style-name="gr5" draw:text-style-name="P4" draw:layer="layout" svg:x1="7.985cm" svg:y1="11.477cm" svg:x2="9.89cm" svg:y2="16.24cm">
          <text:p/>
        </draw:line>
        <draw:line draw:style-name="gr6" draw:text-style-name="P4" draw:layer="layout" svg:x1="12.43cm" svg:y1="11.477cm" svg:x2="11.16cm" svg:y2="16.24cm">
          <text:p/>
        </draw:line>
        <draw:line draw:style-name="gr7" draw:text-style-name="P4" draw:layer="layout" svg:x1="17.51cm" svg:y1="11.477cm" svg:x2="13.065cm" svg:y2="16.24cm">
          <text:p/>
        </draw:line>
        <draw:custom-shape draw:style-name="gr8" draw:text-style-name="P6" draw:layer="layout" svg:width="9.207cm" svg:height="2.223cm" svg:x="5.445cm" svg:y="11.477cm">
          <text:p text:style-name="P5"><text:span text:style-name="T1">Daten (als HTTP-Requests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10:38:06.393491484</meta:creation-date>
    <dc:date>2024-11-14T10:46:19.391065011</dc:date>
    <meta:editing-duration>PT8M14S</meta:editing-duration>
    <meta:editing-cycles>3</meta:editing-cycles>
    <meta:generator>LibreOffice/24.8.2.1$Linux_X86_64 LibreOffice_project/41740883c77b073d14011387305cb18c71aed59b</meta:generator>
    <meta:document-statistic meta:object-count="10"/>
  </office:meta>
</office:document-meta>
</file>